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P1" style:family="paragraph" style:parent-style-name="Normal_20__28_Web_29_">
      <style:paragraph-properties fo:margin-top="0cm" fo:margin-bottom="0cm" loext:contextual-spacing="false" style:line-height-at-least="0.423cm" fo:text-align="center" style:justify-single-word="false" style:snap-to-layout-grid="false"/>
      <style:text-properties style:use-window-font-color="true"/>
    </style:style>
    <style:style style:name="P2" style:family="paragraph" style:parent-style-name="Normal_20__28_Web_29_">
      <style:paragraph-properties fo:margin-top="0cm" fo:margin-bottom="0cm" loext:contextual-spacing="false" fo:line-height="0.353cm" fo:text-align="center" style:justify-single-word="false"/>
      <style:text-properties style:use-window-font-color="true"/>
    </style:style>
    <style:style style:name="P3" style:family="paragraph" style:parent-style-name="Standard">
      <style:text-properties style:font-name="標楷體" fo:font-weight="bold" style:font-name-asian="標楷體1" style:font-weight-asian="bold" style:font-size-complex="12pt"/>
    </style:style>
    <style:style style:name="P4" style:family="paragraph" style:parent-style-name="Standard">
      <style:text-properties style:font-name="標楷體" fo:font-size="11pt" fo:font-weight="bold" style:font-name-asian="標楷體1" style:font-size-asian="11pt" style:font-weight-asian="bold"/>
    </style:style>
    <style:style style:name="P5" style:family="paragraph" style:parent-style-name="Standard">
      <style:paragraph-properties fo:orphans="2" fo:widows="2"/>
    </style:style>
    <style:style style:name="P6" style:family="paragraph" style:parent-style-name="Standard" style:master-page-name="Standard">
      <style:paragraph-properties style:page-number="auto"/>
    </style:style>
    <style:style style:name="P7" style:family="paragraph" style:parent-style-name="Frame_20_contents">
      <style:paragraph-properties fo:text-align="center" style:justify-single-word="false"/>
      <style:text-properties fo:color="#000000"/>
    </style:style>
    <style:style style:name="P8" style:family="paragraph" style:parent-style-name="Frame_20_contents">
      <style:paragraph-properties fo:margin-top="0.064cm" fo:margin-bottom="0.064cm" loext:contextual-spacing="false" fo:line-height="0.388cm" fo:text-align="center" style:justify-single-word="false"/>
      <style:text-properties style:use-window-font-color="true"/>
    </style:style>
    <style:style style:name="P9" style:family="paragraph" style:parent-style-name="Frame_20_contents">
      <style:paragraph-properties fo:margin-top="0.064cm" fo:margin-bottom="0.064cm" loext:contextual-spacing="false" fo:line-height="0.388cm" fo:text-align="center" style:justify-single-word="false"/>
      <style:text-properties fo:color="#000000"/>
    </style:style>
    <style:style style:name="P10" style:family="paragraph" style:parent-style-name="Footer">
      <style:paragraph-properties fo:text-align="center" style:justify-single-word="false"/>
    </style:style>
    <style:style style:name="P11" style:family="paragraph">
      <loext:graphic-properties draw:fill="solid" draw:fill-color="#ffffff"/>
      <style:paragraph-properties fo:text-align="start"/>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color="#000000" fo:font-size="18pt"/>
    </style:style>
    <style:style style:name="T1" style:family="text">
      <style:text-properties style:font-name="標楷體" fo:font-weight="bold" style:font-name-asian="標楷體1" style:font-weight-asian="bold" style:font-size-complex="12pt"/>
    </style:style>
    <style:style style:name="T2" style:family="text">
      <style:text-properties style:font-name="標楷體" fo:font-weight="bold" style:font-name-asian="標楷體1" style:font-weight-asian="bold" style:font-name-complex="F" style:font-weight-complex="bold"/>
    </style:style>
    <style:style style:name="T3" style:family="text">
      <style:text-properties style:font-name="標楷體" style:font-name-asian="標楷體1"/>
    </style:style>
    <style:style style:name="T4" style:family="text">
      <style:text-properties style:font-name="標楷體" fo:font-size="11pt" fo:letter-spacing="-0.035cm" style:font-name-asian="標楷體1" style:font-size-asian="11pt" style:font-name-complex="F" style:font-size-complex="11pt" style:font-weight-complex="bold"/>
    </style:style>
    <style:style style:name="T5" style:family="text">
      <style:text-properties style:font-name="標楷體" fo:font-size="11pt" style:font-name-asian="標楷體1" style:font-size-asian="11pt" style:font-name-complex="F" style:font-size-complex="11pt" style:font-weight-complex="bold"/>
    </style:style>
    <style:style style:name="T6" style:family="text">
      <style:text-properties style:font-name="標楷體" fo:font-size="11pt" style:font-name-asian="標楷體1" style:font-size-asian="11pt" style:font-weight-complex="bold"/>
    </style:style>
    <style:style style:name="T7" style:family="text">
      <style:text-properties fo:color="#333333" style:font-name="Arial" fo:font-size="10.5pt" style:letter-kerning="false" style:font-name-asian="新細明體1" style:font-size-asian="10.5pt" style:font-name-complex="Arial1" style:font-size-complex="10.5pt"/>
    </style:style>
    <style:style style:name="gr1" style:family="graphic" style:parent-style-name="Frame">
      <style:graphic-properties draw:stroke="solid" svg:stroke-width="0.026cm" svg:stroke-color="#000000" draw:stroke-linejoin="miter" draw:fill="solid" draw:fill-color="#ffffff" draw:textarea-vertical-align="middle" draw:auto-grow-height="false" fo:min-height="1.692cm" fo:min-width="2.775cm" fo:padding-top="0.127cm" fo:padding-bottom="0.127cm" fo:padding-left="0.254cm" fo:padding-right="0.254cm" fo:wrap-option="wrap" fo:margin-left="0.318cm" fo:margin-right="0.37cm" fo:margin-top="0cm" fo:margin-bottom="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000000" draw:stroke-linejoin="miter" draw:fill="solid" draw:fill-color="#ffffff" draw:textarea-vertical-align="middle" draw:auto-grow-height="false" fo:min-height="1.545cm" fo:min-width="2.942cm" fo:padding-top="0.088cm" fo:padding-bottom="0.088cm" fo:padding-left="0.102cm" fo:padding-right="0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26cm" svg:stroke-color="#000000" draw:stroke-linejoin="miter" draw:fill="solid" draw:fill-color="#ffffff" draw:textarea-vertical-align="middle" draw:auto-grow-height="false" fo:min-height="1.573cm" fo:min-width="2.642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26cm" svg:stroke-color="#000000" draw:stroke-linejoin="miter" draw:fill="solid" draw:fill-color="#ffffff" draw:textarea-vertical-align="middle" draw:auto-grow-height="false" fo:min-height="1.702cm" fo:min-width="3.18cm" fo:padding-top="0.076cm" fo:padding-bottom="0.076cm" fo:padding-left="0.102cm" fo:padding-right="0cm" fo:wrap-option="wrap" fo:margin-left="0.318cm" fo:margin-right="0.3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parent-style-name="Frame">
      <style:graphic-properties draw:stroke="solid" svg:stroke-width="0.026cm" svg:stroke-color="#000000" draw:stroke-linejoin="miter" draw:fill="solid" draw:fill-color="#ffffff" draw:textarea-vertical-align="middle" draw:auto-grow-height="false" fo:min-height="1.596cm" fo:min-width="3.18cm" fo:padding-top="0.076cm" fo:padding-bottom="0.076cm" fo:padding-left="0.102cm" fo:padding-right="0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48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5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parent-style-name="Frame">
      <style:graphic-properties draw:stroke="solid" svg:stroke-width="0.018cm" svg:stroke-color="#000000" draw:fill="solid" draw:fill-color="#ffffff" draw:textarea-vertical-align="middle" draw:auto-grow-height="false" fo:min-height="1.423cm" fo:min-width="2.813cm" fo:padding-top="0.03cm" fo:padding-bottom="0.03cm" fo:padding-left="0.049cm" fo:padding-right="0.049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5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marker-end="msArrowEnd_20_5" draw:marker-end-width="0.21cm" draw:marker-end-center="false" draw:fill="none" draw:textarea-vertical-align="top" draw:auto-grow-height="false" fo:min-height="0.748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18cm" svg:stroke-color="#000000" draw:stroke-linejoin="miter" draw:fill="solid" draw:fill-color="#ffffff" draw:textarea-vertical-align="middle" draw:auto-grow-height="false" fo:min-height="1.503cm" fo:min-width="3.369cm" fo:padding-top="0.03cm" fo:padding-bottom="0.03cm" fo:padding-left="0.049cm" fo:padding-right="0.049cm" fo:wrap-option="wrap" fo:margin-left="0.37cm" fo:margin-right="0.397cm" fo:margin-top="0cm" fo:margin-bottom="0.079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2" style:family="graphic" style:parent-style-name="Frame">
      <style:graphic-properties draw:stroke="solid" svg:stroke-width="0.026cm" svg:stroke-color="#000000" draw:stroke-linejoin="miter" draw:fill="solid" draw:fill-color="#ffffff" draw:textarea-vertical-align="middle" draw:auto-grow-height="false" fo:min-height="1.268cm" fo:min-width="2.893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校園突發事件新聞媒體回應控制作業流程圖:</text:span></text:p>
      <text:p text:style-name="P3"/>
      <text:p text:style-name="P3"><draw:custom-shape text:anchor-type="paragraph" draw:z-index="10" draw:name="Freeform 89" draw:style-name="gr8" draw:text-style-name="P11" svg:width="2.911cm" svg:height="1.482cm" svg:x="7.101cm" svg:y="0.646cm"><text:p text:style-name="P8"><text:span text:style-name="T3">資料準備</text:span></text:p><draw:enhanced-geometry draw:mirror-horizontal="false" draw:mirror-vertical="false" drawooo:sub-view-size="1434 545" draw:text-areas="0 0 ?f21 ?f22" svg:viewBox="0 0 0 0" draw:type="ooxml-non-primitive" draw:enhanced-path="M 289 0 L 1142 0 1434 272 1142 544 289 544 0 272 289 0 Z N"><draw:equation draw:name="f0" draw:formula="289*logwidth/1434"/><draw:equation draw:name="f1" draw:formula="8*logheight/545"/><draw:equation draw:name="f2" draw:formula="1142*logwidth/1434"/><draw:equation draw:name="f3" draw:formula="8*logheight/545"/><draw:equation draw:name="f4" draw:formula="1434*logwidth/1434"/><draw:equation draw:name="f5" draw:formula="280*logheight/545"/><draw:equation draw:name="f6" draw:formula="1142*logwidth/1434"/><draw:equation draw:name="f7" draw:formula="552*logheight/545"/><draw:equation draw:name="f8" draw:formula="289*logwidth/1434"/><draw:equation draw:name="f9" draw:formula="552*logheight/545"/><draw:equation draw:name="f10" draw:formula="0*logwidth/1434"/><draw:equation draw:name="f11" draw:formula="280*logheight/545"/><draw:equation draw:name="f12" draw:formula="289*logwidth/1434"/><draw:equation draw:name="f13" draw:formula="8*logheight/545"/><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text:bookmark text:name="_GoBack"/></text:p>
      <text:p text:style-name="P3"/>
      <text:p text:style-name="P3"/>
      <text:p text:style-name="P3"><draw:custom-shape text:anchor-type="paragraph" draw:z-index="11" draw:name="直線單箭頭接點 2" draw:style-name="gr9" draw:text-style-name="P12" svg:width="0.003cm" svg:height="1.001cm" svg:x="8.53cm" svg:y="0.222cm"><text:p/><draw:enhanced-geometry draw:mirror-horizontal="false" draw:mirror-vertical="false" svg:viewBox="0 0 21600 21600" draw:type="mso-spt32" draw:enhanced-path="M 0 0 L 21600 21600 N"/></draw:custom-shape></text:p>
      <text:p text:style-name="P3"><draw:custom-shape text:anchor-type="paragraph" draw:z-index="1" draw:name="AutoShape 13" draw:style-name="gr2" draw:text-style-name="P11" svg:width="3.043cm" svg:height="1.721cm" svg:x="7.101cm" svg:y="0.586cm"><text:p text:style-name="P1"><text:span text:style-name="T4">提供事件發生始末、處理流程等細節</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3"/>
      <text:p text:style-name="Standard"/>
      <text:p text:style-name="P3"><draw:custom-shape text:anchor-type="paragraph" draw:z-index="9" draw:name="直線單箭頭接點 22" draw:style-name="gr7" draw:text-style-name="P12" svg:width="0.003cm" svg:height="1.001cm" svg:x="8.553cm" svg:y="0.407cm"><text:p/><draw:enhanced-geometry draw:mirror-horizontal="false" draw:mirror-vertical="false" svg:viewBox="0 0 21600 21600" draw:type="mso-spt32" draw:enhanced-path="M 0 0 L 21600 21600 N"/></draw:custom-shape></text:p>
      <text:p text:style-name="P3"/>
      <text:p text:style-name="P3"><draw:custom-shape text:anchor-type="paragraph" draw:z-index="0" draw:name="AutoShape 13" draw:style-name="gr1" draw:text-style-name="P11" svg:width="3.282cm" svg:height="1.945cm" svg:x="6.863cm" svg:y="0.136cm"><text:p text:style-name="P2"><text:span text:style-name="T5">彙整資料，擬定聲明稿，與相關單位確認內容正確無誤</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4"/>
      <text:p text:style-name="P3"><draw:custom-shape text:anchor-type="paragraph" draw:z-index="8" draw:name="直線單箭頭接點 21" draw:style-name="gr7" draw:text-style-name="P12" svg:width="0.003cm" svg:height="1.001cm" svg:x="8.527cm" svg:y="0.049cm"><text:p/><draw:enhanced-geometry draw:mirror-horizontal="false" draw:mirror-vertical="false" svg:viewBox="0 0 21600 21600" draw:type="mso-spt32" draw:enhanced-path="M 0 0 L 21600 21600 N"/></draw:custom-shape></text:p>
      <text:p text:style-name="P3"><draw:custom-shape text:anchor-type="paragraph" draw:z-index="14" draw:name="流程圖: 決策 6" draw:style-name="gr12" draw:text-style-name="P13" svg:width="6.801cm" svg:height="3.043cm" svg:x="5.302cm" svg:y="0.566cm"><text:p text:style-name="P7"><text:span text:style-name="T6">核定聲明稿<text:line-break/>內容及發布方式</text:span></text:p><draw:enhanced-geometry drawooo:sub-view-size="2 2" draw:text-areas="?f6 ?f7 ?f0 ?f1" draw:mirror-horizontal="false" draw:mirror-vertical="false"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3"/>
      <text:p text:style-name="P3"/>
      <text:p text:style-name="P3"/>
      <text:p text:style-name="P3"/>
      <text:p text:style-name="P3"><draw:custom-shape text:anchor-type="paragraph" draw:z-index="7" draw:name="直線單箭頭接點 19" draw:style-name="gr6" draw:text-style-name="P12" svg:width="0.003cm" svg:height="0.999cm" svg:x="8.715cm" svg:y="0.434cm"><text:p/><draw:enhanced-geometry draw:mirror-horizontal="false" draw:mirror-vertical="false" svg:viewBox="0 0 21600 21600" draw:type="mso-spt32" draw:enhanced-path="M 0 0 L 21600 21600 N"/></draw:custom-shape></text:p>
      <text:p text:style-name="P3"/>
      <text:p text:style-name="P3"><draw:custom-shape text:anchor-type="paragraph" draw:z-index="13" draw:name="Freeform 82" draw:style-name="gr11" draw:text-style-name="P13" svg:width="3.467cm" svg:height="1.562cm" svg:x="6.766cm" svg:y="9.296cm"><text:p text:style-name="P9"><text:span text:style-name="T3">資料歸檔存查</text:span></text:p><draw:enhanced-geometry draw:mirror-horizontal="false" draw:mirror-vertical="false" drawooo:sub-view-size="1440 472" draw:text-areas="0 0 ?f69 ?f70" svg:viewBox="0 0 0 0" draw:type="ooxml-non-primitive" draw:enhanced-path="M 231 0 L 158 12 95 45 44 96 11 161 -1 236 11 310 44 375 95 426 158 459 231 471 1208 471 1281 459 1345 426 1395 375 1428 310 1440 236 1428 161 1395 96 1345 45 1281 12 1208 0 231 0 Z N"><draw:equation draw:name="f0" draw:formula="231*logwidth/1440"/><draw:equation draw:name="f1" draw:formula="8*logheight/472"/><draw:equation draw:name="f2" draw:formula="158*logwidth/1440"/><draw:equation draw:name="f3" draw:formula="20*logheight/472"/><draw:equation draw:name="f4" draw:formula="95*logwidth/1440"/><draw:equation draw:name="f5" draw:formula="53*logheight/472"/><draw:equation draw:name="f6" draw:formula="44*logwidth/1440"/><draw:equation draw:name="f7" draw:formula="104*logheight/472"/><draw:equation draw:name="f8" draw:formula="11*logwidth/1440"/><draw:equation draw:name="f9" draw:formula="169*logheight/472"/><draw:equation draw:name="f10" draw:formula="-1*logwidth/1440"/><draw:equation draw:name="f11" draw:formula="244*logheight/472"/><draw:equation draw:name="f12" draw:formula="11*logwidth/1440"/><draw:equation draw:name="f13" draw:formula="318*logheight/472"/><draw:equation draw:name="f14" draw:formula="44*logwidth/1440"/><draw:equation draw:name="f15" draw:formula="383*logheight/472"/><draw:equation draw:name="f16" draw:formula="95*logwidth/1440"/><draw:equation draw:name="f17" draw:formula="434*logheight/472"/><draw:equation draw:name="f18" draw:formula="158*logwidth/1440"/><draw:equation draw:name="f19" draw:formula="467*logheight/472"/><draw:equation draw:name="f20" draw:formula="231*logwidth/1440"/><draw:equation draw:name="f21" draw:formula="479*logheight/472"/><draw:equation draw:name="f22" draw:formula="1208*logwidth/1440"/><draw:equation draw:name="f23" draw:formula="479*logheight/472"/><draw:equation draw:name="f24" draw:formula="1281*logwidth/1440"/><draw:equation draw:name="f25" draw:formula="467*logheight/472"/><draw:equation draw:name="f26" draw:formula="1345*logwidth/1440"/><draw:equation draw:name="f27" draw:formula="434*logheight/472"/><draw:equation draw:name="f28" draw:formula="1395*logwidth/1440"/><draw:equation draw:name="f29" draw:formula="383*logheight/472"/><draw:equation draw:name="f30" draw:formula="1428*logwidth/1440"/><draw:equation draw:name="f31" draw:formula="318*logheight/472"/><draw:equation draw:name="f32" draw:formula="1440*logwidth/1440"/><draw:equation draw:name="f33" draw:formula="244*logheight/472"/><draw:equation draw:name="f34" draw:formula="1428*logwidth/1440"/><draw:equation draw:name="f35" draw:formula="169*logheight/472"/><draw:equation draw:name="f36" draw:formula="1395*logwidth/1440"/><draw:equation draw:name="f37" draw:formula="104*logheight/472"/><draw:equation draw:name="f38" draw:formula="1345*logwidth/1440"/><draw:equation draw:name="f39" draw:formula="53*logheight/472"/><draw:equation draw:name="f40" draw:formula="1281*logwidth/1440"/><draw:equation draw:name="f41" draw:formula="20*logheight/472"/><draw:equation draw:name="f42" draw:formula="1208*logwidth/1440"/><draw:equation draw:name="f43" draw:formula="8*logheight/472"/><draw:equation draw:name="f44" draw:formula="231*logwidth/1440"/><draw:equation draw:name="f45" draw:formula="8*logheight/472"/><draw:equation draw:name="f46" draw:formula="0*60000/65536"/><draw:equation draw:name="f47" draw:formula="0*60000/65536"/><draw:equation draw:name="f48" draw:formula="0*60000/65536"/><draw:equation draw:name="f49" draw:formula="0*60000/65536"/><draw:equation draw:name="f50" draw:formula="0*60000/65536"/><draw:equation draw:name="f51" draw:formula="0*60000/65536"/><draw:equation draw:name="f52" draw:formula="0*60000/65536"/><draw:equation draw:name="f53" draw:formula="0*60000/65536"/><draw:equation draw:name="f54" draw:formula="0*60000/65536"/><draw:equation draw:name="f55" draw:formula="0*60000/65536"/><draw:equation draw:name="f56" draw:formula="0*60000/65536"/><draw:equation draw:name="f57" draw:formula="0*60000/65536"/><draw:equation draw:name="f58" draw:formula="0*60000/65536"/><draw:equation draw:name="f59" draw:formula="0*60000/65536"/><draw:equation draw:name="f60" draw:formula="0*60000/65536"/><draw:equation draw:name="f61" draw:formula="0*60000/65536"/><draw:equation draw:name="f62" draw:formula="0*60000/65536"/><draw:equation draw:name="f63" draw:formula="0*60000/65536"/><draw:equation draw:name="f64" draw:formula="0*60000/65536"/><draw:equation draw:name="f65" draw:formula="0*60000/65536"/><draw:equation draw:name="f66" draw:formula="0*60000/65536"/><draw:equation draw:name="f67" draw:formula="0*60000/65536"/><draw:equation draw:name="f68" draw:formula="0*60000/65536"/><draw:equation draw:name="f69" draw:formula="logwidth"/><draw:equation draw:name="f70" draw:formula="logheight"/></draw:enhanced-geometry></draw:custom-shape><draw:custom-shape text:anchor-type="paragraph" draw:z-index="12" draw:name="直線單箭頭接點 3" draw:style-name="gr10" draw:text-style-name="P12" svg:width="0.003cm" svg:height="0.999cm" svg:x="8.52cm" svg:y="8.121cm"><text:p/><draw:enhanced-geometry draw:mirror-horizontal="false" draw:mirror-vertical="false" svg:viewBox="0 0 21600 21600" draw:type="mso-spt32" draw:enhanced-path="M 0 0 L 21600 21600 N"/></draw:custom-shape><draw:custom-shape text:anchor-type="paragraph" draw:z-index="4" draw:name="AutoShape 13" draw:style-name="gr5" draw:text-style-name="P11" svg:width="3.282cm" svg:height="1.747cm" svg:x="6.916cm" svg:y="6.301cm"><text:p text:style-name="P2"><text:span text:style-name="T5">掌握事件後續發，追蹤新聞媒體報導</text:span><text:span text:style-name="T2"> </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6" draw:name="直線單箭頭接點 18" draw:style-name="gr6" draw:text-style-name="P12" svg:width="0.003cm" svg:height="0.999cm" svg:x="8.557cm" svg:y="5.17cm"><text:p/><draw:enhanced-geometry draw:mirror-horizontal="false" draw:mirror-vertical="false" svg:viewBox="0 0 21600 21600" draw:type="mso-spt32" draw:enhanced-path="M 0 0 L 21600 21600 N"/></draw:custom-shape><draw:custom-shape text:anchor-type="paragraph" draw:z-index="3" draw:name="AutoShape 13" draw:style-name="gr4" draw:text-style-name="P11" svg:width="3.282cm" svg:height="1.853cm" svg:x="6.916cm" svg:y="3.231cm"><text:p text:style-name="P2"><text:span text:style-name="T5">提供資料協助本校發言人回應方式，以接受媒體訪問</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5" draw:name="直線單箭頭接點 17" draw:style-name="gr6" draw:text-style-name="P12" svg:width="0.003cm" svg:height="0.999cm" svg:x="8.636cm" svg:y="2.154cm"><text:p/><draw:enhanced-geometry draw:mirror-horizontal="false" draw:mirror-vertical="false" svg:viewBox="0 0 21600 21600" draw:type="mso-spt32" draw:enhanced-path="M 0 0 L 21600 21600 N"/></draw:custom-shape><draw:custom-shape text:anchor-type="paragraph" draw:z-index="2" draw:name="AutoShape 13" draw:style-name="gr3" draw:text-style-name="P11" svg:width="3.149cm" svg:height="1.826cm" svg:x="7.181cm" svg:y="0.275cm"><text:p text:style-name="P2"><text:span text:style-name="T5">發佈新聞稿並以此為依據回應記者詢問</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頁尾_20_字元" style:display-name="頁尾 字元" style:family="text" style:parent-style-name="Default_20_Paragraph_20_Font">
      <style:text-properties fo:font-size="10pt" style:font-size-asian="10pt" style:font-size-complex="10pt"/>
    </style:style>
    <style:style style:name="頁首_20_字元" style:display-name="頁首 字元" style:family="text" style:parent-style-name="Default_20_Paragraph_20_Font">
      <style:text-properties fo:font-size="10pt"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2" fo:widows="2"/>
    </style:style>
    <style:style style:name="MP2" style:family="paragraph" style:parent-style-name="Footer">
      <style:paragraph-properties fo:text-align="center" style:justify-single-word="false"/>
    </style:style>
    <style:style style:name="MT1" style:family="text">
      <style:text-properties fo:color="#333333" style:font-name="Arial" fo:font-size="10.5pt" style:letter-kerning="false" style:font-name-asian="新細明體1" style:font-size-asian="10.5pt" style:font-name-complex="Arial1" style:font-size-complex="10.5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0"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ext:span text:style-name="MT1">校園突發事件新聞媒體回應控制作業</text:span></text:p>
      </style:header>
      <style:footer>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pw</dc:creator>
    <meta:editing-cycles>1</meta:editing-cycles>
    <meta:creation-date>2018-02-07T15:47:00.184000000</meta:creation-date>
    <dc:date>2018-02-07T07:46:00</dc:date>
    <meta:editing-duration>PT1M</meta:editing-duration>
    <meta:generator>LibreOffice/5.3.7.2$Windows_X86_64 LibreOffice_project/6b8ed514a9f8b44d37a1b96673cbbdd077e24059</meta:generator>
    <meta:document-statistic meta:table-count="0" meta:image-count="0" meta:object-count="0" meta:page-count="1" meta:paragraph-count="11" meta:word-count="155" meta:character-count="157" meta:non-whitespace-character-count="155"/>
    <meta:user-defined meta:name="AppVersion">15.0000</meta:user-defined>
    <meta:user-defined meta:name="Company">fjcupr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